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874cm"/>
    </style:style>
    <style:style style:name="co2" style:family="table-column">
      <style:table-column-properties fo:break-before="auto" style:column-width="20.549cm"/>
    </style:style>
    <style:style style:name="co3" style:family="table-column">
      <style:table-column-properties fo:break-before="auto" style:column-width="3.19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1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 style:data-style-name="N0">
      <style:text-properties fo:font-style="italic" style:font-style-asian="italic" style:font-style-complex="italic"/>
    </style:style>
    <style:style style:name="ce7" style:family="table-cell" style:parent-style-name="Lien_20_hypertexte" style:data-style-name="N0">
      <style:text-properties fo:color="#0563c1" style:text-underline-style="solid" style:text-underline-width="auto" style:text-underline-color="font-color"/>
    </style:style>
    <style:style style:name="ce6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number-columns-repeated="16378" table:default-cell-style-name="ce1"/>
        <table:table-row table:style-name="ro1">
          <table:table-cell table:number-columns-repeated="5"/>
          <table:table-cell table:style-name="ce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MICROPHONE</text:p>
          </table:table-cell>
          <table:table-cell table:number-columns-repeated="16383"/>
        </table:table-row>
        <table:table-row table:style-name="ro1">
          <table:table-cell table:style-name="ce4" office:value-type="string" calcext:value-type="string">
            <text:p>reférence (mouser)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frequency range</text:p>
          </table:table-cell>
          <table:table-cell table:style-name="ce4" office:value-type="string" calcext:value-type="string">
            <text:p>quantité</text:p>
          </table:table-cell>
          <table:table-cell table:style-name="ce4" office:value-type="string" calcext:value-type="string">
            <text:p>prix</text:p>
          </table:table-cell>
          <table:table-cell table:style-name="ce6" office:value-type="string" calcext:value-type="string">
            <text:p>prix en tout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CMEJ-0627-42-P</text:p>
          </table:table-cell>
          <table:table-cell table:style-name="ce2" office:value-type="string" calcext:value-type="string">
            <text:p><text:a xlink:href="https://www.mouser.fr/ProductDetail/CUI-Devices/CMEJ-0627-42-P?qs=PzGy0jfpSMsjZjkg1iQyPQ%3D%3D" xlink:type="simple">https://www.mouser.fr/ProductDetail/CUI-Devices/CMEJ-0627-42-P?qs=PzGy0jfpSMsjZjkg1iQyPQ%3D%3D</text:a></text:p>
          </table:table-cell>
          <table:table-cell table:style-name="ce2" office:value-type="string" calcext:value-type="string">
            <text:p>100 10,000 Hz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formula="of:=[.E5]*[.D5]" office:value-type="float" office:value="0.5" calcext:value-type="float">
            <text:p>0.5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CMEJ-9745-37-P</text:p>
          </table:table-cell>
          <table:table-cell table:style-name="ce2" office:value-type="string" calcext:value-type="string">
            <text:p>https://www.mouser.fr/datasheet/2/670/cmej_9745_37_p-1776521.pdfhttps://www.mouser.fr/ProductDetail/CUI-Devices/CMEJ-9745-37-P?qs=PzGy0jfpSMtPAlYYnbwJ5w%3D%3D</text:p>
          </table:table-cell>
          <table:table-cell table:style-name="ce2" office:value-type="string" calcext:value-type="string">
            <text:p>100 10,000 Hz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" calcext:value-type="float">
            <text:p>0.6</text:p>
          </table:table-cell>
          <table:table-cell table:formula="of:=[.E6]*[.D6]" office:value-type="float" office:value="0.6" calcext:value-type="float">
            <text:p>0.6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CMEJ-0605-36-L030</text:p>
          </table:table-cell>
          <table:table-cell table:style-name="ce2" office:value-type="string" calcext:value-type="string">
            <text:p><text:a xlink:href="https://www.mouser.fr/ProductDetail/CUI-Devices/CMEJ-0605-36-L030?qs=PzGy0jfpSMtCm1buZEbyRA%3D%3D" xlink:type="simple">https://www.mouser.fr/ProductDetail/CUI-Devices/CMEJ-0605-36-L030?qs=PzGy0jfpSMtCm1buZEbyRA%3D%3D</text:a></text:p>
          </table:table-cell>
          <table:table-cell table:style-name="ce2" office:value-type="string" calcext:value-type="string">
            <text:p>100 10,000 Hz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" calcext:value-type="float">
            <text:p>0.6</text:p>
          </table:table-cell>
          <table:table-cell table:formula="of:=[.E7]*[.D7]" office:value-type="float" office:value="0.6" calcext:value-type="float">
            <text:p>0.6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CMB-6544PF</text:p>
          </table:table-cell>
          <table:table-cell table:style-name="ce2" office:value-type="string" calcext:value-type="string">
            <text:p>https://www.mouser.fr/ProductDetail/CUI-Devices/CMB-6544PF?qs=WyjlAZoYn52Nnw%252BbWIzkgA%3D%3D</text:p>
          </table:table-cell>
          <table:table-cell table:style-name="ce2" office:value-type="string" calcext:value-type="string">
            <text:p>20 20,000 Hz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" calcext:value-type="float">
            <text:p>0.8</text:p>
          </table:table-cell>
          <table:table-cell table:formula="of:=[.E8]*[.D8]" office:value-type="float" office:value="0.8" calcext:value-type="float">
            <text:p>0.8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CMC-4012-40P</text:p>
          </table:table-cell>
          <table:table-cell table:style-name="ce2" office:value-type="string" calcext:value-type="string">
            <text:p>https://www.mouser.fr/ProductDetail/CUI-Devices/CMC-4012-40P?qs=48I1WSKJTyYa0hAB433txA%3D%3D</text:p>
          </table:table-cell>
          <table:table-cell table:style-name="ce2" office:value-type="string" calcext:value-type="string">
            <text:p>100 20,000 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formula="of:=[.E9]*[.D9]"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formula="of:=[.E10]*[.D10]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formula="of:=[.E11]*[.D11]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formula="of:=[.E12]*[.D12]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formula="of:=[.E13]*[.D13]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reférence (mouser)</text:p>
          </table:table-cell>
          <table:table-cell table:style-name="ce4" office:value-type="string" calcext:value-type="string">
            <text:p>link</text:p>
          </table:table-cell>
          <table:table-cell table:style-name="ce4"/>
          <table:table-cell table:style-name="ce4" office:value-type="string" calcext:value-type="string">
            <text:p>quantité</text:p>
          </table:table-cell>
          <table:table-cell table:style-name="ce6" office:value-type="string" calcext:value-type="string">
            <text:p>prix unitaire</text:p>
          </table:table-cell>
          <table:table-cell table:formula="of:=[.E14]*[.D14]" office:value-type="string" office:string-value="#VALEUR!" calcext:value-type="string">
            <text:p>#VALEUR!</text:p>
          </table:table-cell>
          <table:table-cell table:number-columns-repeated="16378"/>
        </table:table-row>
        <table:table-row table:style-name="ro1">
          <table:table-cell table:style-name="ce3"/>
          <table:table-cell table:number-columns-repeated="4"/>
          <table:table-cell table:formula="of:=[.E15]*[.D15]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PINS POUR ARDUINO : 485-85</text:p>
          </table:table-cell>
          <table:table-cell table:style-name="ce7" office:value-type="string" calcext:value-type="string">
            <text:p><text:a xlink:href="https://www.mouser.fr/ProductDetail/Adafruit/85?qs=GURawfaeGuDpvKgGcAWEWQ%3D%3D" xlink:type="simple">https://www.mouser.fr/ProductDetail/Adafruit/85?qs=GURawfaeGuDpvKgGcAWEWQ%3D%3D</text:a>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1" calcext:value-type="float">
            <text:p>1.81</text:p>
          </table:table-cell>
          <table:table-cell table:formula="of:=[.E16]*[.D16]" office:value-type="float" office:value="3.62" calcext:value-type="float">
            <text:p>3.62</text:p>
          </table:table-cell>
          <table:table-cell table:number-columns-repeated="16378"/>
        </table:table-row>
        <table:table-row table:style-name="ro2">
          <table:table-cell table:style-name="ce5" office:value-type="string" calcext:value-type="string">
            <text:p>AOP</text:p>
          </table:table-cell>
          <table:table-cell table:number-columns-repeated="4"/>
          <table:table-cell table:formula="of:=[.E17]*[.D17]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LME49860</text:p>
          </table:table-cell>
          <table:table-cell table:style-name="ce7" office:value-type="string" calcext:value-type="string">
            <text:p>https://www.mouser.fr/ProductDetail/Texas-Instruments/LME49860MAX-NOPB?qs=7lkVKPoqpbYDt5Sw0CH1Cw%3D%3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19" calcext:value-type="float">
            <text:p>5.19</text:p>
          </table:table-cell>
          <table:table-cell table:formula="of:=[.E18]*[.D18]" office:value-type="float" office:value="10.38" calcext:value-type="float">
            <text:p>10.38</text:p>
          </table:table-cell>
          <table:table-cell/>
          <table:table-cell table:style-name="ce6" office:value-type="string" calcext:value-type="string">
            <text:p>tota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M6132BIMX/NOPB</text:p>
          </table:table-cell>
          <table:table-cell table:style-name="ce7" office:value-type="string" calcext:value-type="string">
            <text:p><text:a xlink:href="https://www.mouser.fr/ProductDetail/Texas-Instruments/LM6132BIMX-NOPB?qs=QbsRYf82W3HYBG44jxncBA%3D%3D" xlink:type="simple">https://www.mouser.fr/ProductDetail/Texas-Instruments/LM6132BIMX-NOPB?qs=QbsRYf82W3HYBG44jxncBA%3D%3D</text:a>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26" calcext:value-type="float">
            <text:p>3.26</text:p>
          </table:table-cell>
          <table:table-cell table:formula="of:=[.E19]*[.D19]" office:value-type="float" office:value="6.52" calcext:value-type="float">
            <text:p>6.52</text:p>
          </table:table-cell>
          <table:table-cell/>
          <table:table-cell table:formula="of:=[.F5]+[.F6]+[.F7]+[.F9]+[.F8]+[.F16]+[.F18]+[.F19]+[.F20]" office:value-type="float" office:value="26.02" calcext:value-type="float">
            <text:p>26.0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fficheur : 104020111</text:p>
          </table:table-cell>
          <table:table-cell table:style-name="ce7" office:value-type="string" calcext:value-type="string">
            <text:p><text:a xlink:href="https://raw.githubusercontent.com/SeeedDocument/Grove-16x2_LCD_Series/master/res/JDH_1804_Datasheet.pdf" xlink:type="simple">https://raw.githubusercontent.com/SeeedDocument/Grove-16x2_LCD_Series/master/res/JDH_1804_Datasheet.pdf</text:a>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E20]*[.D20]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style-name="ce5"/>
          <table:table-cell table:number-columns-repeated="4"/>
          <table:table-cell table:formula="of:=[.E21]*[.D21]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esistance cms</text:p>
          </table:table-cell>
          <table:table-cell table:number-columns-repeated="4"/>
          <table:table-cell table:formula="of:=[.E22]*[.D22]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K</text:p>
          </table:table-cell>
          <table:table-cell table:style-name="ce7" office:value-type="string" calcext:value-type="string">
            <text:p><text:a xlink:href="https://www.mouser.fr/ProductDetail/TE-Connectivity-Holsworthy/RP73PF2A348RBTDF?qs=gt1LBUVyoHlhnhU6Ff4l9Q%3D%3D" xlink:type="simple">https://www.mouser.fr/ProductDetail/TE-Connectivity-Holsworthy/RP73PF2A348RBTDF?qs=gt1LBUVyoHlhnhU6Ff4l9Q%3D%3D</text:a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37" calcext:value-type="float">
            <text:p>0.37</text:p>
          </table:table-cell>
          <table:table-cell table:formula="of:=[.E23]*[.D23]" office:value-type="float" office:value="3.7" calcext:value-type="float">
            <text:p>3.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K</text:p>
          </table:table-cell>
          <table:table-cell office:value-type="string" calcext:value-type="string">
            <text:p>https://www.mouser.fr/ProductDetail/YAGEO/AC0402DR-072KL?qs=tggtontpCXP8EaFtcgWkfg%3D%3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49" calcext:value-type="float">
            <text:p>0.049</text:p>
          </table:table-cell>
          <table:table-cell table:formula="of:=[.E24]*[.D24]" office:value-type="float" office:value="0.49" calcext:value-type="float">
            <text:p>0.4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0K</text:p>
          </table:table-cell>
          <table:table-cell table:style-name="ce7" office:value-type="string" calcext:value-type="string">
            <text:p><text:a xlink:href="https://www.mouser.fr/ProductDetail/Vishay-Dale/RCC060310K0FKEA?qs=GedFDFLaBXHKpGA5UUAaWA%3D%3D" xlink:type="simple">https://www.mouser.fr/ProductDetail/Vishay-Dale/RCC060310K0FKEA?qs=GedFDFLaBXHKpGA5UUAaWA%3D%3D</text:a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9" calcext:value-type="float">
            <text:p>0.039</text:p>
          </table:table-cell>
          <table:table-cell table:formula="of:=[.E25]*[.D25]" office:value-type="float" office:value="0.39" calcext:value-type="float">
            <text:p>0.3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K</text:p>
          </table:table-cell>
          <table:table-cell table:style-name="ce7" office:value-type="string" calcext:value-type="string">
            <text:p><text:a xlink:href="https://www.mouser.fr/ProductDetail/Susumu/RG3216P-2002-B-T5?qs=9aRBpVNfmq59AAIk4VfalA%3D%3D" xlink:type="simple">https://www.mouser.fr/ProductDetail/Susumu/RG3216P-2002-B-T5?qs=9aRBpVNfmq59AAIk4VfalA%3D%3D</text:a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312" calcext:value-type="float">
            <text:p>0.312</text:p>
          </table:table-cell>
          <table:table-cell table:formula="of:=[.E26]*[.D26]" office:value-type="float" office:value="3.12" calcext:value-type="float">
            <text:p>3.1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30K</text:p>
          </table:table-cell>
          <table:table-cell table:style-name="ce7" office:value-type="string" calcext:value-type="string">
            <text:p><text:a xlink:href="https://fr.farnell.com/walsin/wr08x303-jtl/res-couche-epaisse-30k-5-0-125w/dp/2671008?CMP=GRHB-OCTOPART" xlink:type="simple">https://fr.farnell.com/walsin/wr08x303-jtl/res-couche-epaisse-30k-5-0-125w/dp/2671008?CMP=GRHB-OCTOPART</text:a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14" calcext:value-type="float">
            <text:p>0.014</text:p>
          </table:table-cell>
          <table:table-cell table:formula="of:=[.E27]*[.D27]" office:value-type="float" office:value="0.14" calcext:value-type="float">
            <text:p>0.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50k</text:p>
          </table:table-cell>
          <table:table-cell table:style-name="ce7" office:value-type="string" calcext:value-type="string">
            <text:p><text:a xlink:href="https://www.mouser.fr/ProductDetail/TE-Connectivity-Holsworthy/RN73C1J150KBTD?qs=chTDxNqvsym2LC2hEHBA%252Bg%3D%3D" xlink:type="simple">https://www.mouser.fr/ProductDetail/TE-Connectivity-Holsworthy/RN73C1J150KBTD?qs=chTDxNqvsym2LC2hEHBA%252Bg%3D%3D</text:a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table:formula="of:=[.E28]*[.D28]"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00K</text:p>
          </table:table-cell>
          <table:table-cell office:value-type="string" calcext:value-type="string">
            <text:p>https://www.mouser.fr/ProductDetail/TE-Connectivity-Holsworthy/RSS5100KJTB?qs=ip69W3eHERWWgcVv3B%252BXUQ%3D%3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38" calcext:value-type="float">
            <text:p>0.538</text:p>
          </table:table-cell>
          <table:table-cell table:formula="of:=[.E29]*[.D29]" office:value-type="float" office:value="5.38" calcext:value-type="float">
            <text:p>5.3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M</text:p>
          </table:table-cell>
          <table:table-cell table:style-name="ce7" office:value-type="string" calcext:value-type="string">
            <text:p><text:a xlink:href="https://www.mouser.fr/ProductDetail/Vishay-Beyschlag/MCT0603MD1004BP500?qs=Jslch3jnSjlxqHB2XifrNA%3D%3D" xlink:type="simple">https://www.mouser.fr/ProductDetail/Vishay-Beyschlag/MCT0603MD1004BP500?qs=Jslch3jnSjlxqHB2XifrNA%3D%3D</text:a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46" calcext:value-type="float">
            <text:p>0.246</text:p>
          </table:table-cell>
          <table:table-cell table:formula="of:=[.E30]*[.D30]" office:value-type="float" office:value="2.46" calcext:value-type="float">
            <text:p>2.4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formula="of:=[.E31]*[.D31]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formula="of:=[.E32]*[.D32]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apacité cm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formula="of:=[.E33]*[.D33]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0p</text:p>
          </table:table-cell>
          <table:table-cell table:style-name="ce7" office:value-type="string" calcext:value-type="string">
            <text:p><text:a xlink:href="https://www.mouser.fr/ProductDetail/Vishay-Vitramon/VJ0603A100JXACW1BC?qs=jg8yILQjGAdRA4mWSx%2FigA%3D%3D" xlink:type="simple">https://www.mouser.fr/ProductDetail/Vishay-Vitramon/VJ0603A100JXACW1BC?qs=jg8yILQjGAdRA4mWSx%2FigA%3D%3D</text:a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table:formula="of:=[.E34]*[.D34]" office:value-type="float" office:value="0.5" calcext:value-type="float">
            <text:p>0.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,2u</text:p>
          </table:table-cell>
          <table:table-cell table:style-name="ce7" office:value-type="string" calcext:value-type="string">
            <text:p><text:a xlink:href="https://www.mouser.fr/ProductDetail/KEMET/C1206C225K4RACTU?qs=zThxXyNivNUtVx37CV5QgQ%3D%3D" xlink:type="simple">https://www.mouser.fr/ProductDetail/KEMET/C1206C225K4RACTU?qs=zThxXyNivNUtVx37CV5QgQ%3D%3D</text:a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13" calcext:value-type="float">
            <text:p>0.113</text:p>
          </table:table-cell>
          <table:table-cell table:formula="of:=[.E35]*[.D35]" office:value-type="float" office:value="1.13" calcext:value-type="float">
            <text:p>1.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0u</text:p>
          </table:table-cell>
          <table:table-cell table:style-name="ce7" office:value-type="string" calcext:value-type="string">
            <text:p><text:a xlink:href="https://www.digikey.com/en/products/detail/CL32B106KLULNNE/1276-3323-1-ND/3891409?curr=usd&amp;utm_campaign=buynow&amp;utm_medium=aggregator&amp;utm_source=octopart" xlink:type="simple">https://www.digikey.com/en/products/detail/CL32B106KLULNNE/1276-3323-1-ND/3891409?curr=usd&amp;utm_campaign=buynow&amp;utm_medium=aggregator&amp;utm_source=octopart</text:a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375" calcext:value-type="float">
            <text:p>0.375</text:p>
          </table:table-cell>
          <table:table-cell table:formula="of:=[.E36]*[.D36]" office:value-type="float" office:value="3.75" calcext:value-type="float">
            <text:p>3.7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00u</text:p>
          </table:table-cell>
          <table:table-cell office:value-type="string" calcext:value-type="string">
            <text:p>https://octopart.com/opatz8j6/a1?t=Omn1lWgcpQ6fF6NVLUNGz958Sj60Ek6rqWUTFIc5jxfGna7ZUvAP47EazUxrZOcKxa86tJmRR16e9nR5GLddfyzrxKx3bVmlYIw67KM7LNLC1mpvCY3ENIt3l5q2KDlNUin_Gt_nEgWrZ0oFKO-T7lfhXVp-K8yMqps7nmiTHp0nBZZMslsg_39gDkSc8-SM6y7Jgwv7zXSjn0vc8XmWXanso1b_MwC9swum88HkrkUBHGd4IkkQDcbghP_BsEYVGa2z-yS-K0gWX3B-0_yluzQ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22" calcext:value-type="float">
            <text:p>0.222</text:p>
          </table:table-cell>
          <table:table-cell table:formula="of:=[.E37]*[.D37]" office:value-type="float" office:value="2.22" calcext:value-type="float">
            <text:p>2.22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8"/>
          <table:table-cell table:number-columns-repeated="16383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Lien_20_hypertexte" style:display-name="Lien hypertexte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meta:initial-creator>Somchay</meta:initial-creator>
    <dc:creator>Somchay</dc:creator>
    <meta:creation-date>2023-10-15T16:30:10Z</meta:creation-date>
    <dc:date>2023-10-16T15:42:09Z</dc:date>
    <meta:editing-cycles>3</meta:editing-cycles>
    <meta:editing-duration>PT9273S</meta:editing-duration>
    <meta:document-statistic meta:table-count="1" meta:cell-count="140" meta:object-count="0"/>
  </office:meta>
</office:document-meta>
</file>